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041273" calcext:value-type="float">
            <text:p>4.13E-05</text:p>
          </table:table-cell>
          <table:table-cell office:value-type="float" office:value="4" calcext:value-type="float">
            <text:p>4</text:p>
          </table:table-cell>
          <table:table-cell office:value-type="float" office:value="0.000326958" calcext:value-type="float">
            <text:p>0.000326958</text:p>
          </table:table-cell>
          <table:table-cell office:value-type="float" office:value="3" calcext:value-type="float">
            <text:p>3</text:p>
          </table:table-cell>
          <table:table-cell office:value-type="float" office:value="0.000985188" calcext:value-type="float">
            <text:p>0.000985188</text:p>
          </table:table-cell>
          <table:table-cell table:style-name="ce2" office:value-type="float" office:value="0.000021332" calcext:value-type="float">
            <text:p>2.13E-05</text:p>
          </table:table-cell>
          <table:table-cell table:style-name="ce2" office:value-type="float" office:value="0.000026382" calcext:value-type="float">
            <text:p>2.64E-0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0.000065727" calcext:value-type="float">
            <text:p>6.57E-05</text:p>
          </table:table-cell>
          <table:table-cell office:value-type="float" office:value="8" calcext:value-type="float">
            <text:p>8</text:p>
          </table:table-cell>
          <table:table-cell office:value-type="float" office:value="0.000425647" calcext:value-type="float">
            <text:p>0.000425647</text:p>
          </table:table-cell>
          <table:table-cell office:value-type="float" office:value="10" calcext:value-type="float">
            <text:p>10</text:p>
          </table:table-cell>
          <table:table-cell office:value-type="float" office:value="0.041138078" calcext:value-type="float">
            <text:p>0.041138078</text:p>
          </table:table-cell>
          <table:table-cell office:value-type="float" office:value="0.086795603" calcext:value-type="float">
            <text:p>0.086795603</text:p>
          </table:table-cell>
          <table:table-cell table:style-name="ce2" office:value-type="float" office:value="0.000017747" calcext:value-type="float">
            <text:p>1.77E-0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0.000074729" calcext:value-type="float">
            <text:p>7.47E-05</text:p>
          </table:table-cell>
          <table:table-cell office:value-type="float" office:value="6" calcext:value-type="float">
            <text:p>6</text:p>
          </table:table-cell>
          <table:table-cell office:value-type="float" office:value="0.000800355" calcext:value-type="float">
            <text:p>0.000800355</text:p>
          </table:table-cell>
          <table:table-cell office:value-type="float" office:value="6" calcext:value-type="float">
            <text:p>6</text:p>
          </table:table-cell>
          <table:table-cell office:value-type="float" office:value="0.001887943" calcext:value-type="float">
            <text:p>0.001887943</text:p>
          </table:table-cell>
          <table:table-cell table:style-name="ce2" office:value-type="float" office:value="0.00008186" calcext:value-type="float">
            <text:p>8.19E-05</text:p>
          </table:table-cell>
          <table:table-cell table:style-name="ce2" office:value-type="float" office:value="0.000019302" calcext:value-type="float">
            <text:p>1.93E-0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0.000032684" calcext:value-type="float">
            <text:p>3.27E-05</text:p>
          </table:table-cell>
          <table:table-cell office:value-type="float" office:value="8" calcext:value-type="float">
            <text:p>8</text:p>
          </table:table-cell>
          <table:table-cell office:value-type="float" office:value="0.00028065" calcext:value-type="float">
            <text:p>0.00028065</text:p>
          </table:table-cell>
          <table:table-cell office:value-type="float" office:value="10" calcext:value-type="float">
            <text:p>10</text:p>
          </table:table-cell>
          <table:table-cell office:value-type="float" office:value="0.018111284" calcext:value-type="float">
            <text:p>0.018111284</text:p>
          </table:table-cell>
          <table:table-cell office:value-type="float" office:value="0.000141073" calcext:value-type="float">
            <text:p>0.000141073</text:p>
          </table:table-cell>
          <table:table-cell table:style-name="ce2" office:value-type="float" office:value="0.000035243" calcext:value-type="float">
            <text:p>3.52E-0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000026523" calcext:value-type="float">
            <text:p>2.65E-05</text:p>
          </table:table-cell>
          <table:table-cell office:value-type="float" office:value="2" calcext:value-type="float">
            <text:p>2</text:p>
          </table:table-cell>
          <table:table-cell office:value-type="float" office:value="0.000536771" calcext:value-type="float">
            <text:p>0.000536771</text:p>
          </table:table-cell>
          <table:table-cell office:value-type="float" office:value="2" calcext:value-type="float">
            <text:p>2</text:p>
          </table:table-cell>
          <table:table-cell office:value-type="float" office:value="0.002512291" calcext:value-type="float">
            <text:p>0.002512291</text:p>
          </table:table-cell>
          <table:table-cell table:style-name="ce2" office:value-type="float" office:value="0.000025316" calcext:value-type="float">
            <text:p>2.53E-05</text:p>
          </table:table-cell>
          <table:table-cell table:style-name="ce2" office:value-type="float" office:value="0.000030905" calcext:value-type="float">
            <text:p>3.09E-0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0051589" calcext:value-type="float">
            <text:p>5.16E-05</text:p>
          </table:table-cell>
          <table:table-cell office:value-type="float" office:value="6" calcext:value-type="float">
            <text:p>6</text:p>
          </table:table-cell>
          <table:table-cell office:value-type="float" office:value="0.000606057" calcext:value-type="float">
            <text:p>0.000606057</text:p>
          </table:table-cell>
          <table:table-cell office:value-type="float" office:value="5" calcext:value-type="float">
            <text:p>5</text:p>
          </table:table-cell>
          <table:table-cell office:value-type="float" office:value="0.006525922" calcext:value-type="float">
            <text:p>0.006525922</text:p>
          </table:table-cell>
          <table:table-cell office:value-type="float" office:value="0.000158589" calcext:value-type="float">
            <text:p>0.000158589</text:p>
          </table:table-cell>
          <table:table-cell table:style-name="ce2" office:value-type="float" office:value="0.000018281" calcext:value-type="float">
            <text:p>1.83E-0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table:style-name="ce2" office:value-type="float" office:value="0.000096507" calcext:value-type="float">
            <text:p>9.65E-05</text:p>
          </table:table-cell>
          <table:table-cell office:value-type="float" office:value="12" calcext:value-type="float">
            <text:p>12</text:p>
          </table:table-cell>
          <table:table-cell office:value-type="float" office:value="0.000715006" calcext:value-type="float">
            <text:p>0.000715006</text:p>
          </table:table-cell>
          <table:table-cell office:value-type="float" office:value="9" calcext:value-type="float">
            <text:p>9</text:p>
          </table:table-cell>
          <table:table-cell office:value-type="float" office:value="0.003085423" calcext:value-type="float">
            <text:p>0.003085423</text:p>
          </table:table-cell>
          <table:table-cell table:style-name="ce2" office:value-type="float" office:value="0.00007495" calcext:value-type="float">
            <text:p>7.50E-05</text:p>
          </table:table-cell>
          <table:table-cell table:style-name="ce2" office:value-type="float" office:value="0.000124251" calcext:value-type="float">
            <text:p>1.24E-04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0.00013557" calcext:value-type="float">
            <text:p>1.36E-04</text:p>
          </table:table-cell>
          <table:table-cell office:value-type="float" office:value="14" calcext:value-type="float">
            <text:p>14</text:p>
          </table:table-cell>
          <table:table-cell office:value-type="float" office:value="0.000522605" calcext:value-type="float">
            <text:p>0.000522605</text:p>
          </table:table-cell>
          <table:table-cell office:value-type="float" office:value="20" calcext:value-type="float">
            <text:p>20</text:p>
          </table:table-cell>
          <table:table-cell office:value-type="float" office:value="0.003408683" calcext:value-type="float">
            <text:p>0.003408683</text:p>
          </table:table-cell>
          <table:table-cell office:value-type="float" office:value="0.000372972" calcext:value-type="float">
            <text:p>0.000372972</text:p>
          </table:table-cell>
          <table:table-cell table:style-name="ce2" office:value-type="float" office:value="0.000250649" calcext:value-type="float">
            <text:p>2.51E-0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table:style-name="ce2" office:value-type="float" office:value="0.000097536" calcext:value-type="float">
            <text:p>9.75E-05</text:p>
          </table:table-cell>
          <table:table-cell office:value-type="float" office:value="14" calcext:value-type="float">
            <text:p>14</text:p>
          </table:table-cell>
          <table:table-cell office:value-type="float" office:value="0.000455974" calcext:value-type="float">
            <text:p>0.000455974</text:p>
          </table:table-cell>
          <table:table-cell office:value-type="float" office:value="12" calcext:value-type="float">
            <text:p>12</text:p>
          </table:table-cell>
          <table:table-cell office:value-type="float" office:value="0.006020517" calcext:value-type="float">
            <text:p>0.006020517</text:p>
          </table:table-cell>
          <table:table-cell table:style-name="ce2" office:value-type="float" office:value="0.000268783" calcext:value-type="float">
            <text:p>2.69E-04</text:p>
          </table:table-cell>
          <table:table-cell table:style-name="ce2" office:value-type="float" office:value="0.000268769" calcext:value-type="float">
            <text:p>2.69E-04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0.000182792" calcext:value-type="float">
            <text:p>1.83E-04</text:p>
          </table:table-cell>
          <table:table-cell office:value-type="float" office:value="18" calcext:value-type="float">
            <text:p>18</text:p>
          </table:table-cell>
          <table:table-cell office:value-type="float" office:value="0.001175098" calcext:value-type="float">
            <text:p>0.001175098</text:p>
          </table:table-cell>
          <table:table-cell office:value-type="float" office:value="19" calcext:value-type="float">
            <text:p>19</text:p>
          </table:table-cell>
          <table:table-cell office:value-type="float" office:value="0.005374063" calcext:value-type="float">
            <text:p>0.005374063</text:p>
          </table:table-cell>
          <table:table-cell office:value-type="float" office:value="0.000525294" calcext:value-type="float">
            <text:p>0.000525294</text:p>
          </table:table-cell>
          <table:table-cell table:style-name="ce2" office:value-type="float" office:value="0.00049028" calcext:value-type="float">
            <text:p>4.90E-0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0.000070506" calcext:value-type="float">
            <text:p>7.05E-05</text:p>
          </table:table-cell>
          <table:table-cell office:value-type="float" office:value="12" calcext:value-type="float">
            <text:p>12</text:p>
          </table:table-cell>
          <table:table-cell office:value-type="float" office:value="0.000346328" calcext:value-type="float">
            <text:p>0.000346328</text:p>
          </table:table-cell>
          <table:table-cell office:value-type="float" office:value="7" calcext:value-type="float">
            <text:p>7</text:p>
          </table:table-cell>
          <table:table-cell office:value-type="float" office:value="0.001525482" calcext:value-type="float">
            <text:p>0.001525482</text:p>
          </table:table-cell>
          <table:table-cell table:style-name="ce2" office:value-type="float" office:value="0.000073142" calcext:value-type="float">
            <text:p>7.31E-05</text:p>
          </table:table-cell>
          <table:table-cell table:style-name="ce2" office:value-type="float" office:value="0.000040801" calcext:value-type="float">
            <text:p>4.08E-0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table:style-name="ce2" office:value-type="float" office:value="0.000138036" calcext:value-type="float">
            <text:p>1.38E-04</text:p>
          </table:table-cell>
          <table:table-cell office:value-type="float" office:value="14" calcext:value-type="float">
            <text:p>14</text:p>
          </table:table-cell>
          <table:table-cell office:value-type="float" office:value="0.000615737" calcext:value-type="float">
            <text:p>0.000615737</text:p>
          </table:table-cell>
          <table:table-cell office:value-type="float" office:value="19" calcext:value-type="float">
            <text:p>19</text:p>
          </table:table-cell>
          <table:table-cell office:value-type="float" office:value="0.003206274" calcext:value-type="float">
            <text:p>0.003206274</text:p>
          </table:table-cell>
          <table:table-cell office:value-type="float" office:value="0.000102276" calcext:value-type="float">
            <text:p>0.000102276</text:p>
          </table:table-cell>
          <table:table-cell table:style-name="ce2" office:value-type="float" office:value="0.000045057" calcext:value-type="float">
            <text:p>4.51E-0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.93333333333333" calcext:value-type="float">
            <text:p>3.9333333333</text:p>
          </table:table-cell>
          <table:table-cell table:style-name="ce2" office:value-type="float" office:value="0.000243148" calcext:value-type="float">
            <text:p>2.43E-04</text:p>
          </table:table-cell>
          <table:table-cell office:value-type="float" office:value="22" calcext:value-type="float">
            <text:p>22</text:p>
          </table:table-cell>
          <table:table-cell office:value-type="float" office:value="0.000548607" calcext:value-type="float">
            <text:p>0.000548607</text:p>
          </table:table-cell>
          <table:table-cell office:value-type="float" office:value="26" calcext:value-type="float">
            <text:p>26</text:p>
          </table:table-cell>
          <table:table-cell office:value-type="float" office:value="0.004457919" calcext:value-type="float">
            <text:p>0.004457919</text:p>
          </table:table-cell>
          <table:table-cell table:style-name="ce2" office:value-type="float" office:value="0.002072075" calcext:value-type="float">
            <text:p>2.07E-03</text:p>
          </table:table-cell>
          <table:table-cell table:style-name="ce2" office:value-type="float" office:value="0.006455063" calcext:value-type="float">
            <text:p>6.46E-03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table:style-name="ce2" office:value-type="float" office:value="0.000344861" calcext:value-type="float">
            <text:p>3.45E-04</text:p>
          </table:table-cell>
          <table:table-cell office:value-type="float" office:value="22" calcext:value-type="float">
            <text:p>22</text:p>
          </table:table-cell>
          <table:table-cell office:value-type="float" office:value="0.000935756" calcext:value-type="float">
            <text:p>0.000935756</text:p>
          </table:table-cell>
          <table:table-cell office:value-type="float" office:value="30" calcext:value-type="float">
            <text:p>30</text:p>
          </table:table-cell>
          <table:table-cell office:value-type="float" office:value="0.003167666" calcext:value-type="float">
            <text:p>0.003167666</text:p>
          </table:table-cell>
          <table:table-cell office:value-type="float" office:value="0.007532417" calcext:value-type="float">
            <text:p>0.007532417</text:p>
          </table:table-cell>
          <table:table-cell table:style-name="ce2" office:value-type="float" office:value="0.02040492" calcext:value-type="float">
            <text:p>2.04E-02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.93333333333333" calcext:value-type="float">
            <text:p>2.9333333333</text:p>
          </table:table-cell>
          <table:table-cell table:style-name="ce2" office:value-type="float" office:value="0.000247045" calcext:value-type="float">
            <text:p>2.47E-04</text:p>
          </table:table-cell>
          <table:table-cell office:value-type="float" office:value="18" calcext:value-type="float">
            <text:p>18</text:p>
          </table:table-cell>
          <table:table-cell office:value-type="float" office:value="0.000726341" calcext:value-type="float">
            <text:p>0.000726341</text:p>
          </table:table-cell>
          <table:table-cell office:value-type="float" office:value="14" calcext:value-type="float">
            <text:p>14</text:p>
          </table:table-cell>
          <table:table-cell office:value-type="float" office:value="0.011139271" calcext:value-type="float">
            <text:p>0.011139271</text:p>
          </table:table-cell>
          <table:table-cell table:style-name="ce2" office:value-type="float" office:value="0.000187828" calcext:value-type="float">
            <text:p>1.88E-04</text:p>
          </table:table-cell>
          <table:table-cell table:style-name="ce2" office:value-type="float" office:value="0.000430001" calcext:value-type="float">
            <text:p>4.30E-04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.53333333333333" calcext:value-type="float">
            <text:p>4.5333333333</text:p>
          </table:table-cell>
          <table:table-cell table:style-name="ce2" office:value-type="float" office:value="0.000256555" calcext:value-type="float">
            <text:p>2.57E-04</text:p>
          </table:table-cell>
          <table:table-cell office:value-type="float" office:value="20" calcext:value-type="float">
            <text:p>20</text:p>
          </table:table-cell>
          <table:table-cell office:value-type="float" office:value="0.000869227" calcext:value-type="float">
            <text:p>0.000869227</text:p>
          </table:table-cell>
          <table:table-cell office:value-type="float" office:value="30" calcext:value-type="float">
            <text:p>30</text:p>
          </table:table-cell>
          <table:table-cell office:value-type="float" office:value="0.017267385" calcext:value-type="float">
            <text:p>0.017267385</text:p>
          </table:table-cell>
          <table:table-cell office:value-type="float" office:value="0.007751401" calcext:value-type="float">
            <text:p>0.007751401</text:p>
          </table:table-cell>
          <table:table-cell table:style-name="ce2" office:value-type="float" office:value="0.006708941" calcext:value-type="float">
            <text:p>6.71E-03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.86666666666667" calcext:value-type="float">
            <text:p>2.8666666667</text:p>
          </table:table-cell>
          <table:table-cell table:style-name="ce2" office:value-type="float" office:value="0.000187636" calcext:value-type="float">
            <text:p>1.88E-04</text:p>
          </table:table-cell>
          <table:table-cell office:value-type="float" office:value="20" calcext:value-type="float">
            <text:p>20</text:p>
          </table:table-cell>
          <table:table-cell office:value-type="float" office:value="0.000856111" calcext:value-type="float">
            <text:p>0.000856111</text:p>
          </table:table-cell>
          <table:table-cell office:value-type="float" office:value="15" calcext:value-type="float">
            <text:p>15</text:p>
          </table:table-cell>
          <table:table-cell office:value-type="float" office:value="0.00142921" calcext:value-type="float">
            <text:p>0.00142921</text:p>
          </table:table-cell>
          <table:table-cell table:style-name="ce2" office:value-type="float" office:value="0.000091719" calcext:value-type="float">
            <text:p>9.17E-05</text:p>
          </table:table-cell>
          <table:table-cell table:style-name="ce2" office:value-type="float" office:value="0.000136934" calcext:value-type="float">
            <text:p>1.37E-04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5.66666666666667" calcext:value-type="float">
            <text:p>5.6666666667</text:p>
          </table:table-cell>
          <table:table-cell table:style-name="ce2" office:value-type="float" office:value="0.000284146" calcext:value-type="float">
            <text:p>2.84E-04</text:p>
          </table:table-cell>
          <table:table-cell office:value-type="float" office:value="22" calcext:value-type="float">
            <text:p>22</text:p>
          </table:table-cell>
          <table:table-cell office:value-type="float" office:value="0.000826665" calcext:value-type="float">
            <text:p>0.000826665</text:p>
          </table:table-cell>
          <table:table-cell office:value-type="float" office:value="29" calcext:value-type="float">
            <text:p>29</text:p>
          </table:table-cell>
          <table:table-cell office:value-type="float" office:value="0.050978868" calcext:value-type="float">
            <text:p>0.050978868</text:p>
          </table:table-cell>
          <table:table-cell office:value-type="float" office:value="0.004888013" calcext:value-type="float">
            <text:p>0.004888013</text:p>
          </table:table-cell>
          <table:table-cell table:style-name="ce2" office:value-type="float" office:value="0.009773498" calcext:value-type="float">
            <text:p>9.77E-03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3.95" calcext:value-type="float">
            <text:p>3.95</text:p>
          </table:table-cell>
          <table:table-cell table:style-name="ce2" office:value-type="float" office:value="0.00086055" calcext:value-type="float">
            <text:p>8.61E-04</text:p>
          </table:table-cell>
          <table:table-cell office:value-type="float" office:value="30" calcext:value-type="float">
            <text:p>30</text:p>
          </table:table-cell>
          <table:table-cell office:value-type="float" office:value="0.000986587" calcext:value-type="float">
            <text:p>0.000986587</text:p>
          </table:table-cell>
          <table:table-cell office:value-type="float" office:value="38" calcext:value-type="float">
            <text:p>38</text:p>
          </table:table-cell>
          <table:table-cell office:value-type="float" office:value="0.00322449" calcext:value-type="float">
            <text:p>0.00322449</text:p>
          </table:table-cell>
          <table:table-cell table:style-name="ce2" office:value-type="float" office:value="0.024490341" calcext:value-type="float">
            <text:p>2.45E-02</text:p>
          </table:table-cell>
          <table:table-cell table:style-name="ce2" office:value-type="float" office:value="0.026164766" calcext:value-type="float">
            <text:p>2.62E-02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.35" calcext:value-type="float">
            <text:p>4.35</text:p>
          </table:table-cell>
          <table:table-cell table:style-name="ce2" office:value-type="float" office:value="0.000772751" calcext:value-type="float">
            <text:p>7.73E-04</text:p>
          </table:table-cell>
          <table:table-cell office:value-type="float" office:value="30" calcext:value-type="float">
            <text:p>30</text:p>
          </table:table-cell>
          <table:table-cell office:value-type="float" office:value="0.00110165" calcext:value-type="float">
            <text:p>0.00110165</text:p>
          </table:table-cell>
          <table:table-cell office:value-type="float" office:value="37" calcext:value-type="float">
            <text:p>37</text:p>
          </table:table-cell>
          <table:table-cell office:value-type="float" office:value="0.00632416" calcext:value-type="float">
            <text:p>0.00632416</text:p>
          </table:table-cell>
          <table:table-cell office:value-type="float" office:value="0.025346809" calcext:value-type="float">
            <text:p>0.025346809</text:p>
          </table:table-cell>
          <table:table-cell table:style-name="ce2" office:value-type="float" office:value="0.060985768" calcext:value-type="float">
            <text:p>6.10E-02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table:style-name="ce2" office:value-type="float" office:value="0.000369594" calcext:value-type="float">
            <text:p>3.70E-04</text:p>
          </table:table-cell>
          <table:table-cell office:value-type="float" office:value="30" calcext:value-type="float">
            <text:p>30</text:p>
          </table:table-cell>
          <table:table-cell office:value-type="float" office:value="0.00060282" calcext:value-type="float">
            <text:p>0.00060282</text:p>
          </table:table-cell>
          <table:table-cell office:value-type="float" office:value="20" calcext:value-type="float">
            <text:p>20</text:p>
          </table:table-cell>
          <table:table-cell office:value-type="float" office:value="0.002812128" calcext:value-type="float">
            <text:p>0.002812128</text:p>
          </table:table-cell>
          <table:table-cell table:style-name="ce2" office:value-type="float" office:value="0.000448183" calcext:value-type="float">
            <text:p>4.48E-04</text:p>
          </table:table-cell>
          <table:table-cell table:style-name="ce2" office:value-type="float" office:value="0.007787661" calcext:value-type="float">
            <text:p>7.79E-03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6.35" calcext:value-type="float">
            <text:p>6.35</text:p>
          </table:table-cell>
          <table:table-cell table:style-name="ce2" office:value-type="float" office:value="0.000597127" calcext:value-type="float">
            <text:p>5.97E-04</text:p>
          </table:table-cell>
          <table:table-cell office:value-type="float" office:value="28" calcext:value-type="float">
            <text:p>28</text:p>
          </table:table-cell>
          <table:table-cell office:value-type="float" office:value="0.000796913" calcext:value-type="float">
            <text:p>0.000796913</text:p>
          </table:table-cell>
          <table:table-cell office:value-type="float" office:value="40" calcext:value-type="float">
            <text:p>40</text:p>
          </table:table-cell>
          <table:table-cell office:value-type="float" office:value="0.084870254" calcext:value-type="float">
            <text:p>0.084870254</text:p>
          </table:table-cell>
          <table:table-cell office:value-type="float" office:value="0.03511047" calcext:value-type="float">
            <text:p>0.03511047</text:p>
          </table:table-cell>
          <table:table-cell table:style-name="ce2" office:value-type="float" office:value="0.033887005" calcext:value-type="float">
            <text:p>3.39E-0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.25</text:p>
          </table:table-cell>
          <table:table-cell table:style-name="ce2" office:value-type="float" office:value="0.00038989" calcext:value-type="float">
            <text:p>3.90E-04</text:p>
          </table:table-cell>
          <table:table-cell office:value-type="float" office:value="26" calcext:value-type="float">
            <text:p>26</text:p>
          </table:table-cell>
          <table:table-cell office:value-type="float" office:value="0.000663154" calcext:value-type="float">
            <text:p>0.000663154</text:p>
          </table:table-cell>
          <table:table-cell office:value-type="float" office:value="33" calcext:value-type="float">
            <text:p>33</text:p>
          </table:table-cell>
          <table:table-cell office:value-type="float" office:value="0.032658313" calcext:value-type="float">
            <text:p>0.032658313</text:p>
          </table:table-cell>
          <table:table-cell table:style-name="ce2" office:value-type="float" office:value="0.002375193" calcext:value-type="float">
            <text:p>2.38E-03</text:p>
          </table:table-cell>
          <table:table-cell table:style-name="ce2" office:value-type="float" office:value="0.022610076" calcext:value-type="float">
            <text:p>2.26E-0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7.65" calcext:value-type="float">
            <text:p>7.65</text:p>
          </table:table-cell>
          <table:table-cell table:style-name="ce2" office:value-type="float" office:value="0.000948356" calcext:value-type="float">
            <text:p>9.48E-04</text:p>
          </table:table-cell>
          <table:table-cell office:value-type="float" office:value="32" calcext:value-type="float">
            <text:p>32</text:p>
          </table:table-cell>
          <table:table-cell office:value-type="float" office:value="0.000873098" calcext:value-type="float">
            <text:p>0.000873098</text:p>
          </table:table-cell>
          <table:table-cell office:value-type="float" office:value="40" calcext:value-type="float">
            <text:p>40</text:p>
          </table:table-cell>
          <table:table-cell office:value-type="float" office:value="0.032847397" calcext:value-type="float">
            <text:p>0.032847397</text:p>
          </table:table-cell>
          <table:table-cell office:value-type="float" office:value="0.013500341" calcext:value-type="float">
            <text:p>0.013500341</text:p>
          </table:table-cell>
          <table:table-cell table:style-name="ce2" office:value-type="float" office:value="0.013662945" calcext:value-type="float">
            <text:p>1.37E-02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0.000772461" calcext:value-type="float">
            <text:p>7.72E-04</text:p>
          </table:table-cell>
          <table:table-cell office:value-type="float" office:value="38" calcext:value-type="float">
            <text:p>38</text:p>
          </table:table-cell>
          <table:table-cell office:value-type="float" office:value="0.000856498" calcext:value-type="float">
            <text:p>0.000856498</text:p>
          </table:table-cell>
          <table:table-cell office:value-type="float" office:value="45" calcext:value-type="float">
            <text:p>45</text:p>
          </table:table-cell>
          <table:table-cell office:value-type="float" office:value="0.003171997" calcext:value-type="float">
            <text:p>0.003171997</text:p>
          </table:table-cell>
          <table:table-cell table:style-name="ce2" office:value-type="float" office:value="0.030549937" calcext:value-type="float">
            <text:p>3.05E-02</text:p>
          </table:table-cell>
          <table:table-cell table:style-name="ce2" office:value-type="float" office:value="0.068383212" calcext:value-type="float">
            <text:p>6.84E-02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  <table:table-cell table:style-name="ce2" office:value-type="float" office:value="0.000883857" calcext:value-type="float">
            <text:p>8.84E-04</text:p>
          </table:table-cell>
          <table:table-cell office:value-type="float" office:value="38" calcext:value-type="float">
            <text:p>38</text:p>
          </table:table-cell>
          <table:table-cell office:value-type="float" office:value="0.001128307" calcext:value-type="float">
            <text:p>0.001128307</text:p>
          </table:table-cell>
          <table:table-cell office:value-type="float" office:value="50" calcext:value-type="float">
            <text:p>50</text:p>
          </table:table-cell>
          <table:table-cell office:value-type="float" office:value="0.012573872" calcext:value-type="float">
            <text:p>0.012573872</text:p>
          </table:table-cell>
          <table:table-cell office:value-type="float" office:value="0.51352299" calcext:value-type="float">
            <text:p>0.51352299</text:p>
          </table:table-cell>
          <table:table-cell table:style-name="ce2" office:value-type="float" office:value="0.48592267" calcext:value-type="float">
            <text:p>4.86E-01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4.52" calcext:value-type="float">
            <text:p>4.52</text:p>
          </table:table-cell>
          <table:table-cell table:style-name="ce2" office:value-type="float" office:value="0.00069208" calcext:value-type="float">
            <text:p>6.92E-04</text:p>
          </table:table-cell>
          <table:table-cell office:value-type="float" office:value="36" calcext:value-type="float">
            <text:p>36</text:p>
          </table:table-cell>
          <table:table-cell office:value-type="float" office:value="0.000774022" calcext:value-type="float">
            <text:p>0.000774022</text:p>
          </table:table-cell>
          <table:table-cell office:value-type="float" office:value="49" calcext:value-type="float">
            <text:p>49</text:p>
          </table:table-cell>
          <table:table-cell office:value-type="float" office:value="0.017682288" calcext:value-type="float">
            <text:p>0.017682288</text:p>
          </table:table-cell>
          <table:table-cell table:style-name="ce2" office:value-type="float" office:value="0.049649484" calcext:value-type="float">
            <text:p>4.96E-02</text:p>
          </table:table-cell>
          <table:table-cell table:style-name="ce2" office:value-type="float" office:value="0.048174438" calcext:value-type="float">
            <text:p>4.82E-02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6.76" calcext:value-type="float">
            <text:p>6.76</text:p>
          </table:table-cell>
          <table:table-cell table:style-name="ce2" office:value-type="float" office:value="0.001000442" calcext:value-type="float">
            <text:p>1.00E-03</text:p>
          </table:table-cell>
          <table:table-cell office:value-type="float" office:value="40" calcext:value-type="float">
            <text:p>40</text:p>
          </table:table-cell>
          <table:table-cell office:value-type="float" office:value="0.001267102" calcext:value-type="float">
            <text:p>0.001267102</text:p>
          </table:table-cell>
          <table:table-cell office:value-type="float" office:value="48" calcext:value-type="float">
            <text:p>48</text:p>
          </table:table-cell>
          <table:table-cell office:value-type="float" office:value="0.088731721" calcext:value-type="float">
            <text:p>0.088731721</text:p>
          </table:table-cell>
          <table:table-cell office:value-type="float" office:value="0.139838122" calcext:value-type="float">
            <text:p>0.139838122</text:p>
          </table:table-cell>
          <table:table-cell table:style-name="ce2" office:value-type="float" office:value="0.139991125" calcext:value-type="float">
            <text:p>1.40E-01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style-name="ce2" office:value-type="float" office:value="0.000734059" calcext:value-type="float">
            <text:p>7.34E-04</text:p>
          </table:table-cell>
          <table:table-cell office:value-type="float" office:value="32" calcext:value-type="float">
            <text:p>32</text:p>
          </table:table-cell>
          <table:table-cell office:value-type="float" office:value="0.001101841" calcext:value-type="float">
            <text:p>0.001101841</text:p>
          </table:table-cell>
          <table:table-cell office:value-type="float" office:value="48" calcext:value-type="float">
            <text:p>48</text:p>
          </table:table-cell>
          <table:table-cell office:value-type="float" office:value="0.003881175" calcext:value-type="float">
            <text:p>0.003881175</text:p>
          </table:table-cell>
          <table:table-cell table:style-name="ce2" office:value-type="float" office:value="0.118101897" calcext:value-type="float">
            <text:p>1.18E-01</text:p>
          </table:table-cell>
          <table:table-cell table:style-name="ce2" office:value-type="float" office:value="0.113208333" calcext:value-type="float">
            <text:p>1.13E-01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.4</text:p>
          </table:table-cell>
          <table:table-cell table:style-name="ce2" office:value-type="float" office:value="0.001588719" calcext:value-type="float">
            <text:p>1.59E-03</text:p>
          </table:table-cell>
          <table:table-cell office:value-type="float" office:value="40" calcext:value-type="float">
            <text:p>40</text:p>
          </table:table-cell>
          <table:table-cell office:value-type="float" office:value="0.001005874" calcext:value-type="float">
            <text:p>0.001005874</text:p>
          </table:table-cell>
          <table:table-cell office:value-type="float" office:value="50" calcext:value-type="float">
            <text:p>50</text:p>
          </table:table-cell>
          <table:table-cell office:value-type="float" office:value="0.106178465" calcext:value-type="float">
            <text:p>0.106178465</text:p>
          </table:table-cell>
          <table:table-cell office:value-type="float" office:value="0.029178355" calcext:value-type="float">
            <text:p>0.029178355</text:p>
          </table:table-cell>
          <table:table-cell table:style-name="ce2" office:value-type="float" office:value="0.028607837" calcext:value-type="float">
            <text:p>2.86E-02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table:style-name="ce2" office:value-type="float" office:value="0.001092841" calcext:value-type="float">
            <text:p>1.09E-03</text:p>
          </table:table-cell>
          <table:table-cell office:value-type="float" office:value="48" calcext:value-type="float">
            <text:p>48</text:p>
          </table:table-cell>
          <table:table-cell office:value-type="float" office:value="0.000925222" calcext:value-type="float">
            <text:p>0.000925222</text:p>
          </table:table-cell>
          <table:table-cell office:value-type="float" office:value="55" calcext:value-type="float">
            <text:p>55</text:p>
          </table:table-cell>
          <table:table-cell office:value-type="float" office:value="0.069447554" calcext:value-type="float">
            <text:p>0.069447554</text:p>
          </table:table-cell>
          <table:table-cell table:style-name="ce2" office:value-type="float" office:value="0.094079095" calcext:value-type="float">
            <text:p>9.41E-02</text:p>
          </table:table-cell>
          <table:table-cell table:style-name="ce2" office:value-type="float" office:value="0.643295332" calcext:value-type="float">
            <text:p>6.43E-01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0.001200049" calcext:value-type="float">
            <text:p>1.20E-03</text:p>
          </table:table-cell>
          <table:table-cell office:value-type="float" office:value="44" calcext:value-type="float">
            <text:p>44</text:p>
          </table:table-cell>
          <table:table-cell office:value-type="float" office:value="0.000993584" calcext:value-type="float">
            <text:p>0.000993584</text:p>
          </table:table-cell>
          <table:table-cell office:value-type="float" office:value="53" calcext:value-type="float">
            <text:p>53</text:p>
          </table:table-cell>
          <table:table-cell office:value-type="float" office:value="0.07057935" calcext:value-type="float">
            <text:p>0.07057935</text:p>
          </table:table-cell>
          <table:table-cell office:value-type="float" office:value="0.071991313" calcext:value-type="float">
            <text:p>0.071991313</text:p>
          </table:table-cell>
          <table:table-cell table:style-name="ce2" office:value-type="float" office:value="0.253634313" calcext:value-type="float">
            <text:p>2.54E-01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4.26666666666667" calcext:value-type="float">
            <text:p>4.2666666667</text:p>
          </table:table-cell>
          <table:table-cell table:style-name="ce2" office:value-type="float" office:value="0.001072339" calcext:value-type="float">
            <text:p>1.07E-03</text:p>
          </table:table-cell>
          <table:table-cell office:value-type="float" office:value="42" calcext:value-type="float">
            <text:p>42</text:p>
          </table:table-cell>
          <table:table-cell office:value-type="float" office:value="0.000919369" calcext:value-type="float">
            <text:p>0.000919369</text:p>
          </table:table-cell>
          <table:table-cell office:value-type="float" office:value="55" calcext:value-type="float">
            <text:p>55</text:p>
          </table:table-cell>
          <table:table-cell office:value-type="float" office:value="0.021680536" calcext:value-type="float">
            <text:p>0.021680536</text:p>
          </table:table-cell>
          <table:table-cell table:style-name="ce2" office:value-type="float" office:value="0.323350909" calcext:value-type="float">
            <text:p>3.23E-01</text:p>
          </table:table-cell>
          <table:table-cell table:style-name="ce2" office:value-type="float" office:value="0.992314399" calcext:value-type="float">
            <text:p>9.92E-01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7.53333333333333" calcext:value-type="float">
            <text:p>7.5333333333</text:p>
          </table:table-cell>
          <table:table-cell table:style-name="ce2" office:value-type="float" office:value="0.001689164" calcext:value-type="float">
            <text:p>1.69E-03</text:p>
          </table:table-cell>
          <table:table-cell office:value-type="float" office:value="50" calcext:value-type="float">
            <text:p>50</text:p>
          </table:table-cell>
          <table:table-cell office:value-type="float" office:value="0.001109195" calcext:value-type="float">
            <text:p>0.001109195</text:p>
          </table:table-cell>
          <table:table-cell office:value-type="float" office:value="60" calcext:value-type="float">
            <text:p>60</text:p>
          </table:table-cell>
          <table:table-cell office:value-type="float" office:value="0.120820806" calcext:value-type="float">
            <text:p>0.120820806</text:p>
          </table:table-cell>
          <table:table-cell office:value-type="float" office:value="1.714854209" calcext:value-type="float">
            <text:p>1.714854209</text:p>
          </table:table-cell>
          <table:table-cell table:style-name="ce2" office:value-type="float" office:value="1.774783253" calcext:value-type="float">
            <text:p>1.77E+00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5.76666666666667" calcext:value-type="float">
            <text:p>5.7666666667</text:p>
          </table:table-cell>
          <table:table-cell table:style-name="ce2" office:value-type="float" office:value="0.001331602" calcext:value-type="float">
            <text:p>1.33E-03</text:p>
          </table:table-cell>
          <table:table-cell office:value-type="float" office:value="48" calcext:value-type="float">
            <text:p>48</text:p>
          </table:table-cell>
          <table:table-cell office:value-type="float" office:value="0.000955301" calcext:value-type="float">
            <text:p>0.000955301</text:p>
          </table:table-cell>
          <table:table-cell office:value-type="float" office:value="60" calcext:value-type="float">
            <text:p>60</text:p>
          </table:table-cell>
          <table:table-cell office:value-type="float" office:value="0.092141587" calcext:value-type="float">
            <text:p>0.092141587</text:p>
          </table:table-cell>
          <table:table-cell table:style-name="ce2" office:value-type="float" office:value="1.593642938" calcext:value-type="float">
            <text:p>1.59E+00</text:p>
          </table:table-cell>
          <table:table-cell table:style-name="ce2" office:value-type="float" office:value="1.486705004" calcext:value-type="float">
            <text:p>1.49E+0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11.3333333333333" calcext:value-type="float">
            <text:p>11.3333333333</text:p>
          </table:table-cell>
          <table:table-cell table:style-name="ce2" office:value-type="float" office:value="0.002719256" calcext:value-type="float">
            <text:p>2.72E-03</text:p>
          </table:table-cell>
          <table:table-cell office:value-type="float" office:value="52" calcext:value-type="float">
            <text:p>52</text:p>
          </table:table-cell>
          <table:table-cell office:value-type="float" office:value="0.001424733" calcext:value-type="float">
            <text:p>0.001424733</text:p>
          </table:table-cell>
          <table:table-cell office:value-type="float" office:value="60" calcext:value-type="float">
            <text:p>60</text:p>
          </table:table-cell>
          <table:table-cell office:value-type="float" office:value="0.270275326" calcext:value-type="float">
            <text:p>0.270275326</text:p>
          </table:table-cell>
          <table:table-cell office:value-type="float" office:value="0.073613986" calcext:value-type="float">
            <text:p>0.073613986</text:p>
          </table:table-cell>
          <table:table-cell table:style-name="ce2" office:value-type="float" office:value="0.070243839" calcext:value-type="float">
            <text:p>7.02E-02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3.94285714285714" calcext:value-type="float">
            <text:p>3.9428571429</text:p>
          </table:table-cell>
          <table:table-cell table:style-name="ce2" office:value-type="float" office:value="0.001350576" calcext:value-type="float">
            <text:p>1.35E-03</text:p>
          </table:table-cell>
          <table:table-cell office:value-type="float" office:value="52" calcext:value-type="float">
            <text:p>52</text:p>
          </table:table-cell>
          <table:table-cell office:value-type="float" office:value="0.001005752" calcext:value-type="float">
            <text:p>0.001005752</text:p>
          </table:table-cell>
          <table:table-cell office:value-type="float" office:value="59" calcext:value-type="float">
            <text:p>59</text:p>
          </table:table-cell>
          <table:table-cell office:value-type="float" office:value="0.063061115" calcext:value-type="float">
            <text:p>0.063061115</text:p>
          </table:table-cell>
          <table:table-cell table:style-name="ce2" office:value-type="float" office:value="0.017227613" calcext:value-type="float">
            <text:p>1.72E-02</text:p>
          </table:table-cell>
          <table:table-cell table:style-name="ce2" office:value-type="float" office:value="1.241929357" calcext:value-type="float">
            <text:p>1.24E+0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5.54285714285714" calcext:value-type="float">
            <text:p>5.5428571429</text:p>
          </table:table-cell>
          <table:table-cell table:style-name="ce2" office:value-type="float" office:value="0.001582263" calcext:value-type="float">
            <text:p>1.58E-03</text:p>
          </table:table-cell>
          <table:table-cell office:value-type="float" office:value="50" calcext:value-type="float">
            <text:p>50</text:p>
          </table:table-cell>
          <table:table-cell office:value-type="float" office:value="0.001234626" calcext:value-type="float">
            <text:p>0.001234626</text:p>
          </table:table-cell>
          <table:table-cell office:value-type="float" office:value="67" calcext:value-type="float">
            <text:p>67</text:p>
          </table:table-cell>
          <table:table-cell office:value-type="float" office:value="0.068704486" calcext:value-type="float">
            <text:p>0.068704486</text:p>
          </table:table-cell>
          <table:table-cell office:value-type="float" office:value="2.144672578" calcext:value-type="float">
            <text:p>2.144672578</text:p>
          </table:table-cell>
          <table:table-cell table:style-name="ce2" office:value-type="float" office:value="4.139583188" calcext:value-type="float">
            <text:p>4.14E+00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1748098" calcext:value-type="float">
            <text:p>1.75E-03</text:p>
          </table:table-cell>
          <table:table-cell office:value-type="float" office:value="56" calcext:value-type="float">
            <text:p>56</text:p>
          </table:table-cell>
          <table:table-cell office:value-type="float" office:value="0.001342074" calcext:value-type="float">
            <text:p>0.001342074</text:p>
          </table:table-cell>
          <table:table-cell office:value-type="float" office:value="69" calcext:value-type="float">
            <text:p>69</text:p>
          </table:table-cell>
          <table:table-cell office:value-type="float" office:value="0.080106084" calcext:value-type="float">
            <text:p>0.080106084</text:p>
          </table:table-cell>
          <table:table-cell table:style-name="ce2" office:value-type="float" office:value="19.588539076" calcext:value-type="float">
            <text:p>1.96E+01</text:p>
          </table:table-cell>
          <table:table-cell table:style-name="ce2" office:value-type="float" office:value="22.957397578" calcext:value-type="float">
            <text:p>2.30E+01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office:value-type="float" office:value="8.54285714285714" calcext:value-type="float">
            <text:p>8.5428571429</text:p>
          </table:table-cell>
          <table:table-cell table:style-name="ce2" office:value-type="float" office:value="0.002952722" calcext:value-type="float">
            <text:p>2.95E-03</text:p>
          </table:table-cell>
          <table:table-cell office:value-type="float" office:value="60" calcext:value-type="float">
            <text:p>60</text:p>
          </table:table-cell>
          <table:table-cell office:value-type="float" office:value="0.00259846" calcext:value-type="float">
            <text:p>0.00259846</text:p>
          </table:table-cell>
          <table:table-cell office:value-type="float" office:value="70" calcext:value-type="float">
            <text:p>70</text:p>
          </table:table-cell>
          <table:table-cell office:value-type="float" office:value="0.270297464" calcext:value-type="float">
            <text:p>0.270297464</text:p>
          </table:table-cell>
          <table:table-cell office:value-type="float" office:value="1.154368076" calcext:value-type="float">
            <text:p>1.154368076</text:p>
          </table:table-cell>
          <table:table-cell table:style-name="ce2" office:value-type="float" office:value="1.138682236" calcext:value-type="float">
            <text:p>1.14E+00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table:style-name="ce2" office:value-type="float" office:value="0.00196489" calcext:value-type="float">
            <text:p>1.96E-03</text:p>
          </table:table-cell>
          <table:table-cell office:value-type="float" office:value="56" calcext:value-type="float">
            <text:p>56</text:p>
          </table:table-cell>
          <table:table-cell office:value-type="float" office:value="0.001054614" calcext:value-type="float">
            <text:p>0.001054614</text:p>
          </table:table-cell>
          <table:table-cell office:value-type="float" office:value="70" calcext:value-type="float">
            <text:p>70</text:p>
          </table:table-cell>
          <table:table-cell office:value-type="float" office:value="0.228618183" calcext:value-type="float">
            <text:p>0.228618183</text:p>
          </table:table-cell>
          <table:table-cell table:style-name="ce2" office:value-type="float" office:value="12.143697748" calcext:value-type="float">
            <text:p>1.21E+01</text:p>
          </table:table-cell>
          <table:table-cell table:style-name="ce2" office:value-type="float" office:value="12.127747241" calcext:value-type="float">
            <text:p>1.21E+01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90" calcext:value-type="float">
            <text:p>49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4096859" calcext:value-type="float">
            <text:p>4.10E-03</text:p>
          </table:table-cell>
          <table:table-cell office:value-type="float" office:value="58" calcext:value-type="float">
            <text:p>58</text:p>
          </table:table-cell>
          <table:table-cell office:value-type="float" office:value="0.0016749" calcext:value-type="float">
            <text:p>0.0016749</text:p>
          </table:table-cell>
          <table:table-cell office:value-type="float" office:value="70" calcext:value-type="float">
            <text:p>70</text:p>
          </table:table-cell>
          <table:table-cell office:value-type="float" office:value="0.395759323" calcext:value-type="float">
            <text:p>0.395759323</text:p>
          </table:table-cell>
          <table:table-cell office:value-type="float" office:value="1.294135863" calcext:value-type="float">
            <text:p>1.294135863</text:p>
          </table:table-cell>
          <table:table-cell table:style-name="ce2" office:value-type="float" office:value="1.279394971" calcext:value-type="float">
            <text:p>1.28E+00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.25</text:p>
          </table:table-cell>
          <table:table-cell table:style-name="ce2" office:value-type="float" office:value="0.002012116" calcext:value-type="float">
            <text:p>2.01E-03</text:p>
          </table:table-cell>
          <table:table-cell office:value-type="float" office:value="54" calcext:value-type="float">
            <text:p>54</text:p>
          </table:table-cell>
          <table:table-cell office:value-type="float" office:value="0.001299527" calcext:value-type="float">
            <text:p>0.001299527</text:p>
          </table:table-cell>
          <table:table-cell office:value-type="float" office:value="71" calcext:value-type="float">
            <text:p>71</text:p>
          </table:table-cell>
          <table:table-cell office:value-type="float" office:value="0.116187243" calcext:value-type="float">
            <text:p>0.116187243</text:p>
          </table:table-cell>
          <table:table-cell table:style-name="ce2" office:value-type="float" office:value="2.419950008" calcext:value-type="float">
            <text:p>2.42E+00</text:p>
          </table:table-cell>
          <table:table-cell table:style-name="ce2" office:value-type="float" office:value="11.557689926" calcext:value-type="float">
            <text:p>1.16E+01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4.35" calcext:value-type="float">
            <text:p>4.35</text:p>
          </table:table-cell>
          <table:table-cell table:style-name="ce2" office:value-type="float" office:value="0.002327839" calcext:value-type="float">
            <text:p>2.33E-03</text:p>
          </table:table-cell>
          <table:table-cell office:value-type="float" office:value="48" calcext:value-type="float">
            <text:p>48</text:p>
          </table:table-cell>
          <table:table-cell office:value-type="float" office:value="0.001143175" calcext:value-type="float">
            <text:p>0.001143175</text:p>
          </table:table-cell>
          <table:table-cell office:value-type="float" office:value="69" calcext:value-type="float">
            <text:p>69</text:p>
          </table:table-cell>
          <table:table-cell office:value-type="float" office:value="0.016613663" calcext:value-type="float">
            <text:p>0.016613663</text:p>
          </table:table-cell>
          <table:table-cell office:value-type="float" office:value="1.143714708" calcext:value-type="float">
            <text:p>1.143714708</text:p>
          </table:table-cell>
          <table:table-cell table:style-name="ce2" office:value-type="float" office:value="12.124312393" calcext:value-type="float">
            <text:p>1.21E+01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0.002280039" calcext:value-type="float">
            <text:p>2.28E-03</text:p>
          </table:table-cell>
          <table:table-cell office:value-type="float" office:value="52" calcext:value-type="float">
            <text:p>52</text:p>
          </table:table-cell>
          <table:table-cell office:value-type="float" office:value="0.001039839" calcext:value-type="float">
            <text:p>0.001039839</text:p>
          </table:table-cell>
          <table:table-cell office:value-type="float" office:value="63" calcext:value-type="float">
            <text:p>63</text:p>
          </table:table-cell>
          <table:table-cell office:value-type="float" office:value="0.026338155" calcext:value-type="float">
            <text:p>0.026338155</text:p>
          </table:table-cell>
          <table:table-cell table:style-name="ce2" office:value-type="float" office:value="0.60956548" calcext:value-type="float">
            <text:p>6.10E-01</text:p>
          </table:table-cell>
          <table:table-cell table:style-name="ce2" office:value-type="float" office:value="18.695200792" calcext:value-type="float">
            <text:p>1.87E+01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8.475" calcext:value-type="float">
            <text:p>8.475</text:p>
          </table:table-cell>
          <table:table-cell table:style-name="ce2" office:value-type="float" office:value="0.005070759" calcext:value-type="float">
            <text:p>5.07E-03</text:p>
          </table:table-cell>
          <table:table-cell office:value-type="float" office:value="64" calcext:value-type="float">
            <text:p>64</text:p>
          </table:table-cell>
          <table:table-cell office:value-type="float" office:value="0.001467116" calcext:value-type="float">
            <text:p>0.001467116</text:p>
          </table:table-cell>
          <table:table-cell office:value-type="float" office:value="80" calcext:value-type="float">
            <text:p>80</text:p>
          </table:table-cell>
          <table:table-cell office:value-type="float" office:value="0.115328027" calcext:value-type="float">
            <text:p>0.115328027</text:p>
          </table:table-cell>
          <table:table-cell office:value-type="float" office:value="48.661840114" calcext:value-type="float">
            <text:p>48.661840114</text:p>
          </table:table-cell>
          <table:table-cell table:style-name="ce2" office:value-type="float" office:value="49.584478258" calcext:value-type="float">
            <text:p>4.96E+01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6.95" calcext:value-type="float">
            <text:p>6.95</text:p>
          </table:table-cell>
          <table:table-cell table:style-name="ce2" office:value-type="float" office:value="0.003275111" calcext:value-type="float">
            <text:p>3.28E-03</text:p>
          </table:table-cell>
          <table:table-cell office:value-type="float" office:value="62" calcext:value-type="float">
            <text:p>62</text:p>
          </table:table-cell>
          <table:table-cell office:value-type="float" office:value="0.001609379" calcext:value-type="float">
            <text:p>0.001609379</text:p>
          </table:table-cell>
          <table:table-cell office:value-type="float" office:value="80" calcext:value-type="float">
            <text:p>80</text:p>
          </table:table-cell>
          <table:table-cell office:value-type="float" office:value="0.183598366" calcext:value-type="float">
            <text:p>0.183598366</text:p>
          </table:table-cell>
          <table:table-cell table:style-name="ce2" office:value-type="float" office:value="53.059154584" calcext:value-type="float">
            <text:p>5.31E+01</text:p>
          </table:table-cell>
          <table:table-cell table:style-name="ce2" office:value-type="float" office:value="54.321294365" calcext:value-type="float">
            <text:p>5.43E+01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15.075" calcext:value-type="float">
            <text:p>15.075</text:p>
          </table:table-cell>
          <table:table-cell table:style-name="ce2" office:value-type="float" office:value="0.006511426" calcext:value-type="float">
            <text:p>6.51E-03</text:p>
          </table:table-cell>
          <table:table-cell office:value-type="float" office:value="66" calcext:value-type="float">
            <text:p>66</text:p>
          </table:table-cell>
          <table:table-cell office:value-type="float" office:value="0.002036894" calcext:value-type="float">
            <text:p>0.002036894</text:p>
          </table:table-cell>
          <table:table-cell office:value-type="float" office:value="80" calcext:value-type="float">
            <text:p>80</text:p>
          </table:table-cell>
          <table:table-cell office:value-type="float" office:value="0.287635501" calcext:value-type="float">
            <text:p>0.287635501</text:p>
          </table:table-cell>
          <table:table-cell office:value-type="float" office:value="2.405357009" calcext:value-type="float">
            <text:p>2.405357009</text:p>
          </table:table-cell>
          <table:table-cell table:style-name="ce2" office:value-type="float" office:value="2.397171985" calcext:value-type="float">
            <text:p>2.40E+00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4.06666666666667" calcext:value-type="float">
            <text:p>4.0666666667</text:p>
          </table:table-cell>
          <table:table-cell table:style-name="ce2" office:value-type="float" office:value="0.003010453" calcext:value-type="float">
            <text:p>3.01E-03</text:p>
          </table:table-cell>
          <table:table-cell office:value-type="float" office:value="66" calcext:value-type="float">
            <text:p>66</text:p>
          </table:table-cell>
          <table:table-cell office:value-type="float" office:value="0.001255498" calcext:value-type="float">
            <text:p>0.001255498</text:p>
          </table:table-cell>
          <table:table-cell office:value-type="float" office:value="86" calcext:value-type="float">
            <text:p>86</text:p>
          </table:table-cell>
          <table:table-cell office:value-type="float" office:value="0.067811049" calcext:value-type="float">
            <text:p>0.067811049</text:p>
          </table:table-cell>
          <table:table-cell table:style-name="ce2" office:value-type="float" office:value="49.888266511" calcext:value-type="float">
            <text:p>4.99E+01</text:p>
          </table:table-cell>
          <table:table-cell table:style-name="ce2" office:value-type="float" office:value="135.407490026" calcext:value-type="float">
            <text:p>1.35E+02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4.71111111111111" calcext:value-type="float">
            <text:p>4.7111111111</text:p>
          </table:table-cell>
          <table:table-cell table:style-name="ce2" office:value-type="float" office:value="0.003268867" calcext:value-type="float">
            <text:p>3.27E-03</text:p>
          </table:table-cell>
          <table:table-cell office:value-type="float" office:value="60" calcext:value-type="float">
            <text:p>60</text:p>
          </table:table-cell>
          <table:table-cell office:value-type="float" office:value="0.001523812" calcext:value-type="float">
            <text:p>0.001523812</text:p>
          </table:table-cell>
          <table:table-cell office:value-type="float" office:value="82" calcext:value-type="float">
            <text:p>82</text:p>
          </table:table-cell>
          <table:table-cell office:value-type="float" office:value="0.02342362" calcext:value-type="float">
            <text:p>0.02342362</text:p>
          </table:table-cell>
          <table:table-cell office:value-type="float" office:value="3.775183343" calcext:value-type="float">
            <text:p>3.775183343</text:p>
          </table:table-cell>
          <table:table-cell table:style-name="ce2" office:value-type="float" office:value="57.391775435" calcext:value-type="float">
            <text:p>5.74E+01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0.003764619" calcext:value-type="float">
            <text:p>3.76E-03</text:p>
          </table:table-cell>
          <table:table-cell office:value-type="float" office:value="64" calcext:value-type="float">
            <text:p>64</text:p>
          </table:table-cell>
          <table:table-cell office:value-type="float" office:value="0.001406111" calcext:value-type="float">
            <text:p>0.001406111</text:p>
          </table:table-cell>
          <table:table-cell office:value-type="float" office:value="87" calcext:value-type="float">
            <text:p>87</text:p>
          </table:table-cell>
          <table:table-cell office:value-type="float" office:value="0.129619293" calcext:value-type="float">
            <text:p>0.129619293</text:p>
          </table:table-cell>
          <table:table-cell table:style-name="ce2" office:value-type="float" office:value="375.576804635" calcext:value-type="float">
            <text:p>3.76E+02</text:p>
          </table:table-cell>
          <table:table-cell table:style-name="ce2" office:value-type="float" office:value="675.423184155" calcext:value-type="float">
            <text:p>6.75E+02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9.04444444444444" calcext:value-type="float">
            <text:p>9.0444444444</text:p>
          </table:table-cell>
          <table:table-cell table:style-name="ce2" office:value-type="float" office:value="0.005489816" calcext:value-type="float">
            <text:p>5.49E-03</text:p>
          </table:table-cell>
          <table:table-cell office:value-type="float" office:value="72" calcext:value-type="float">
            <text:p>72</text:p>
          </table:table-cell>
          <table:table-cell office:value-type="float" office:value="0.001627084" calcext:value-type="float">
            <text:p>0.001627084</text:p>
          </table:table-cell>
          <table:table-cell office:value-type="float" office:value="90" calcext:value-type="float">
            <text:p>90</text:p>
          </table:table-cell>
          <table:table-cell office:value-type="float" office:value="0.323911888" calcext:value-type="float">
            <text:p>0.323911888</text:p>
          </table:table-cell>
          <table:table-cell office:value-type="float" office:value="405.281162416" calcext:value-type="float">
            <text:p>405.281162416</text:p>
          </table:table-cell>
          <table:table-cell table:style-name="ce2" office:value-type="float" office:value="415.318052985" calcext:value-type="float">
            <text:p>4.15E+02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table:number-columns-repeated="3"/>
          <table:table-cell table:style-name="ce2"/>
          <table:table-cell table:number-columns-repeated="4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 = 0.2 </text:p>
          </table:table-cell>
          <table:table-cell table:number-columns-repeated="3"/>
          <table:table-cell table:style-name="ce2"/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REEDY</text:p>
          </table:table-cell>
          <table:covered-table-cell/>
          <table:table-cell office:value-type="string" calcext:value-type="string" table:number-columns-spanned="2" table:number-rows-spanned="1">
            <text:p>IPL</text:p>
          </table:table-cell>
          <table:covered-table-cell/>
          <table:table-cell office:value-type="string" calcext:value-type="string">
            <text:p>I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R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moy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3" office:value-type="string" calcext:value-type="string">
            <text:p>Temps</text:p>
          </table:table-cell>
          <table:table-cell office:value-type="string" calcext:value-type="string">
            <text:p>Val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101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56:33.282815669</meta:creation-date>
    <dc:date>2017-04-03T15:00:04.655565111</dc:date>
    <meta:editing-duration>PT2M9S</meta:editing-duration>
    <meta:editing-cycles>1</meta:editing-cycles>
    <meta:document-statistic meta:table-count="1" meta:cell-count="796" meta:object-count="0"/>
    <meta:generator>LibreOffice/5.1.6.2$Linux_X86_64 LibreOffice_project/10m0$Build-2</meta:generator>
  </office:meta>
</office:document-meta>
</file>